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bin/bash</text:p>
      <text:p text:style-name="Standard"/>
      <text:p text:style-name="Standard">FILENAME="address_book.txt"</text:p>
      <text:p text:style-name="Standard"/>
      <text:p text:style-name="Standard"># Function to create a new address book</text:p>
      <text:p text:style-name="Standard">create_address_book() {</text:p>
      <text:p text:style-name="Standard"><text:s text:c="4"/>&gt; "$FILENAME"</text:p>
      <text:p text:style-name="Standard"><text:s text:c="4"/>echo "✅ Address book created successfully."</text:p>
      <text:p text:style-name="Standard">}</text:p>
      <text:p text:style-name="Standard"/>
      <text:p text:style-name="Standard"># Function to view the address book</text:p>
      <text:p text:style-name="Standard">view_address_book() {</text:p>
      <text:p text:style-name="Standard"><text:s text:c="4"/>if [ ! -f "$FILENAME" ]; then</text:p>
      <text:p text:style-name="Standard"><text:s text:c="8"/>echo "❌ Address book does not exist!"</text:p>
      <text:p text:style-name="Standard"><text:s text:c="8"/>return</text:p>
      <text:p text:style-name="Standard"><text:s text:c="4"/>fi</text:p>
      <text:p text:style-name="Standard"><text:s text:c="4"/>echo "📘 Address Book Contents:"</text:p>
      <text:p text:style-name="Standard"><text:s text:c="4"/>echo "----------------------------------------"</text:p>
      <text:p text:style-name="Standard"><text:s text:c="4"/>cat "$FILENAME"</text:p>
      <text:p text:style-name="Standard"><text:s text:c="4"/>echo "----------------------------------------"</text:p>
      <text:p text:style-name="Standard">}</text:p>
      <text:p text:style-name="Standard"/>
      <text:p text:style-name="Standard"># Function to insert a record</text:p>
      <text:p text:style-name="Standard">insert_record() {</text:p>
      <text:p text:style-name="Standard"><text:s text:c="4"/>echo "Enter the name:"</text:p>
      <text:p text:style-name="Standard"><text:s text:c="4"/>read name</text:p>
      <text:p text:style-name="Standard"><text:s text:c="4"/>echo "Enter the address:"</text:p>
      <text:p text:style-name="Standard"><text:s text:c="4"/>read address</text:p>
      <text:p text:style-name="Standard"><text:s text:c="4"/>echo "Enter the phone number:"</text:p>
      <text:p text:style-name="Standard"><text:s text:c="4"/>read phone</text:p>
      <text:p text:style-name="Standard"><text:s text:c="4"/>echo "Enter the email:"</text:p>
      <text:p text:style-name="Standard"><text:s text:c="4"/>read email</text:p>
      <text:p text:style-name="Standard"/>
      <text:p text:style-name="Standard"><text:s text:c="4"/>echo -e "$name\n$address\n$phone\n$email\n" &gt;&gt; "$FILENAME"</text:p>
      <text:p text:style-name="Standard"><text:s text:c="4"/>echo "✅ Record inserted successfully."</text:p>
      <text:p text:style-name="Standard">}</text:p>
      <text:p text:style-name="Standard"/>
      <text:p text:style-name="Standard"># Function to delete a record</text:p>
      <text:p text:style-name="Standard">delete_record() {</text:p>
      <text:p text:style-name="Standard"><text:s text:c="4"/>echo "Enter the name of the contact to delete:"</text:p>
      <text:p text:style-name="Standard"><text:s text:c="4"/>read name_to_delete</text:p>
      <text:p text:style-name="Standard"/>
      <text:p text:style-name="Standard"><text:s text:c="4"/>if ! grep -q "^$name_to_delete$" "$FILENAME"; then</text:p>
      <text:p text:style-name="Standard"><text:s text:c="8"/>echo "❌ Contact not found!"</text:p>
      <text:p text:style-name="Standard"><text:s text:c="8"/>return</text:p>
      <text:p text:style-name="Standard"><text:s text:c="4"/>fi</text:p>
      <text:p text:style-name="Standard"/>
      <text:p text:style-name="Standard"><text:s text:c="4"/>temp_file=$(mktemp)</text:p>
      <text:p text:style-name="Standard"><text:s text:c="4"/>awk -v name="$name_to_delete" '</text:p>
      <text:p text:style-name="Standard"><text:s text:c="4"/>BEGIN { skip=0 }</text:p>
      <text:p text:style-name="Standard"><text:s text:c="4"/>{</text:p>
      <text:p text:style-name="Standard"><text:s text:c="8"/>if (skip &gt; 0) { skip--; next }</text:p>
      <text:p text:style-name="Standard"><text:soft-page-break/><text:s text:c="8"/>if ($0 == name) { skip=3; next }</text:p>
      <text:p text:style-name="Standard"><text:s text:c="8"/>print</text:p>
      <text:p text:style-name="Standard"><text:s text:c="4"/>}' "$FILENAME" &gt; "$temp_file"</text:p>
      <text:p text:style-name="Standard"/>
      <text:p text:style-name="Standard"><text:s text:c="4"/>mv "$temp_file" "$FILENAME"</text:p>
      <text:p text:style-name="Standard"><text:s text:c="4"/>echo "🗑️ Record deleted successfully."</text:p>
      <text:p text:style-name="Standard">}</text:p>
      <text:p text:style-name="Standard"/>
      <text:p text:style-name="Standard"># Function to modify a record</text:p>
      <text:p text:style-name="Standard">modify_record() {</text:p>
      <text:p text:style-name="Standard"><text:s text:c="4"/>echo "Enter the name of the contact to modify:"</text:p>
      <text:p text:style-name="Standard"><text:s text:c="4"/>read name_to_modify</text:p>
      <text:p text:style-name="Standard"/>
      <text:p text:style-name="Standard"><text:s text:c="4"/>if ! grep -q "^$name_to_modify$" "$FILENAME"; then</text:p>
      <text:p text:style-name="Standard"><text:s text:c="8"/>echo "❌ Contact not found!"</text:p>
      <text:p text:style-name="Standard"><text:s text:c="8"/>return</text:p>
      <text:p text:style-name="Standard"><text:s text:c="4"/>fi</text:p>
      <text:p text:style-name="Standard"/>
      <text:p text:style-name="Standard"><text:s text:c="4"/>echo "Enter new name:"</text:p>
      <text:p text:style-name="Standard"><text:s text:c="4"/>read new_name</text:p>
      <text:p text:style-name="Standard"><text:s text:c="4"/>echo "Enter new address:"</text:p>
      <text:p text:style-name="Standard"><text:s text:c="4"/>read new_address</text:p>
      <text:p text:style-name="Standard"><text:s text:c="4"/>echo "Enter new phone number:"</text:p>
      <text:p text:style-name="Standard"><text:s text:c="4"/>read new_phone</text:p>
      <text:p text:style-name="Standard"><text:s text:c="4"/>echo "Enter new email:"</text:p>
      <text:p text:style-name="Standard"><text:s text:c="4"/>read new_email</text:p>
      <text:p text:style-name="Standard"/>
      <text:p text:style-name="Standard"><text:s text:c="4"/>temp_file=$(mktemp)</text:p>
      <text:p text:style-name="Standard"><text:s text:c="4"/>awk -v name="$name_to_modify" -v new_name="$new_name" -v new_address="$new_address" -v new_phone="$new_phone" -v new_email="$new_email" '</text:p>
      <text:p text:style-name="Standard"><text:s text:c="4"/>BEGIN { skip=0 }</text:p>
      <text:p text:style-name="Standard"><text:s text:c="4"/>{</text:p>
      <text:p text:style-name="Standard"><text:s text:c="8"/>if (skip &gt; 0) { skip--; next }</text:p>
      <text:p text:style-name="Standard"><text:s text:c="8"/>if ($0 == name) {</text:p>
      <text:p text:style-name="Standard"><text:s text:c="12"/>skip=3</text:p>
      <text:p text:style-name="Standard"><text:s text:c="12"/>print new_name</text:p>
      <text:p text:style-name="Standard"><text:s text:c="12"/>print new_address</text:p>
      <text:p text:style-name="Standard"><text:s text:c="12"/>print new_phone</text:p>
      <text:p text:style-name="Standard"><text:s text:c="12"/>print new_email</text:p>
      <text:p text:style-name="Standard"><text:s text:c="12"/>next</text:p>
      <text:p text:style-name="Standard"><text:s text:c="8"/>}</text:p>
      <text:p text:style-name="Standard"><text:s text:c="8"/>print</text:p>
      <text:p text:style-name="Standard"><text:s text:c="4"/>}' "$FILENAME" &gt; "$temp_file"</text:p>
      <text:p text:style-name="Standard"/>
      <text:p text:style-name="Standard"><text:s text:c="4"/>mv "$temp_file" "$FILENAME"</text:p>
      <text:p text:style-name="Standard"><text:s text:c="4"/>echo "✏️ Record modified successfully."</text:p>
      <text:p text:style-name="Standard">}</text:p>
      <text:p text:style-name="Standard"/>
      <text:p text:style-name="Standard"># ===============================</text:p>
      <text:p text:style-name="Standard"># Main menu loop</text:p>
      <text:p text:style-name="Standard"># ===============================</text:p>
      <text:p text:style-name="Standard">while true; do</text:p>
      <text:p text:style-name="Standard"><text:soft-page-break/><text:s text:c="4"/>echo</text:p>
      <text:p text:style-name="Standard"><text:s text:c="4"/>echo "===== ADDRESS BOOK MENU ====="</text:p>
      <text:p text:style-name="Standard"><text:s text:c="4"/>echo "a) Create address book"</text:p>
      <text:p text:style-name="Standard"><text:s text:c="4"/>echo "b) View address book"</text:p>
      <text:p text:style-name="Standard"><text:s text:c="4"/>echo "c) Insert a record"</text:p>
      <text:p text:style-name="Standard"><text:s text:c="4"/>echo "d) Delete a record"</text:p>
      <text:p text:style-name="Standard"><text:s text:c="4"/>echo "e) Modify a record"</text:p>
      <text:p text:style-name="Standard"><text:s text:c="4"/>echo "f) Exit"</text:p>
      <text:p text:style-name="Standard"><text:s text:c="4"/>echo -n "Choose an option (a-f): "</text:p>
      <text:p text:style-name="Standard"><text:s text:c="4"/>read option</text:p>
      <text:p text:style-name="Standard"/>
      <text:p text:style-name="Standard"><text:s text:c="4"/>case $option in</text:p>
      <text:p text:style-name="Standard"><text:s text:c="8"/>a|A) create_address_book ;;</text:p>
      <text:p text:style-name="Standard"><text:s text:c="8"/>b|B) view_address_book ;;</text:p>
      <text:p text:style-name="Standard"><text:s text:c="8"/>c|C) insert_record ;;</text:p>
      <text:p text:style-name="Standard"><text:s text:c="8"/>d|D) delete_record ;;</text:p>
      <text:p text:style-name="Standard"><text:s text:c="8"/>e|E) modify_record ;;</text:p>
      <text:p text:style-name="Standard"><text:s text:c="8"/>f|F) echo "👋 Exiting..."; exit 0 ;;</text:p>
      <text:p text:style-name="Standard"><text:s text:c="8"/>*) echo "⚠️ Invalid option! Please enter a-f." ;;</text:p>
      <text:p text:style-name="Standard"><text:s text:c="4"/>esac</text:p>
      <text:p text:style-name="Standard">do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2:28:54.013563550</meta:creation-date>
    <dc:date>2025-11-08T12:29:53.916916820</dc:date>
    <meta:editing-duration>PT1M</meta:editing-duration>
    <meta:editing-cycles>1</meta:editing-cycles>
    <meta:document-statistic meta:table-count="0" meta:image-count="0" meta:object-count="0" meta:page-count="3" meta:paragraph-count="108" meta:word-count="384" meta:character-count="2902" meta:non-whitespace-character-count="2158"/>
    <meta:generator>LibreOffice/7.3.7.2$Linux_X86_64 LibreOffice_project/30$Build-2</meta:generator>
  </office:meta>
</office:document-meta>
</file>